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4.8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peeding Up Search with Gnugol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David Tah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473cm" svg:x="1.4cm" svg:y="0.854cm" presentation:class="title" presentation:user-transformed="true">
          <draw:text-box>
            <text:p text:style-name="P1">An example of a http GET from google (US)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Example of GET from AU -&gt; US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How can we speed this up?</text:p>
          </draw:text-box>
        </draw:frame>
        <draw:frame presentation:style-name="pr2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Run your own DNS locally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Not too helpful, google expires DNS entries every 160 seco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elps if your client is on lossy wireless,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Move the data closer to the us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4">Google needs a lot more data centers to cover the gl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end less packet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4">Google doesn't GZIP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oogle has alternate interfaces that send less data - <text:a xlink:href="http://www.google.com/ie">www.google.com/ie</text:a> and <text:a xlink:href="http://www.google.com/palm">www.google.com/palm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i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user-transformed="true">
          <draw:text-box>
            <text:p text:style-name="P1">Time for shorter search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Global think time = 500ms best case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What's the answer?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Don't use HTTP for search!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Query's now have well defined (AND SHORT) HTTP APIs</text:p>
              </text:list-item>
            </text:list>
            <text:list text:style-name="L2">
              <text:list-item>
                <text:p text:style-name="P5">Move the HTTP request to a server located close to google</text:p>
              </text:list-item>
            </text:list>
            <text:list text:style-name="L2">
              <text:list-item>
                <text:p text:style-name="P5">... Or on a reliable edge of your network, with squ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nugol Search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AU -&gt; USA = 196 ms!</text:p>
              </text:list-item>
            </text:list>
            <text:list text:style-name="L2">
              <text:list-item>
                <text:p text:style-name="P5">Local Cache = 8 ms!</text:p>
              </text:list-item>
            </text:list>
            <text:list text:style-name="L2">
              <text:list-item>
                <text:p text:style-name="P5">Local Network = 12 ms!</text:p>
              </text:list-item>
            </text:list>
            <text:list text:style-name="L2">
              <text:list-item>
                <text:p text:style-name="P5">2 Packets vs 35 = 1/10 the dat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SHA1 Hashes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Prime the rout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First call to the cgi sends an empty requ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azy D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Always send first and second requests to cached server IP</text:p>
              </text:list-item>
            </text:list>
            <text:list text:style-name="L2">
              <text:list-item>
                <text:p text:style-name="P5">do a DNS lookup after the 2<text:span text:style-name="T1">nd</text:span> request.</text:p>
              </text:list-item>
            </text:list>
            <text:list text:style-name="L2">
              <text:list-item>
                <text:p text:style-name="P5">Use the 3<text:span text:style-name="T1">rd</text:span> and 4<text:span text:style-name="T1">th</text:span> requests (if the ip changed) on the new IP, otherwise make a 3<text:span text:style-name="T1">rd</text:span> request and give 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ookaside keyword cach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Search string gets a SHA1 ha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ocal network query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Can we even speed this up?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Preconnect to google on the proxy?</text:p>
              </text:list-item>
            </text:list>
            <text:list text:style-name="L2">
              <text:list-item>
                <text:list>
                  <text:list-item>
                    <text:p text:style-name="P4">Likely to annoy google</text:p>
                  </text:list-item>
                </text:list>
              </text:list-item>
            </text:list>
            <text:list text:style-name="L2">
              <text:list-item>
                <text:p text:style-name="P5">Plugin in the Browser</text:p>
              </text:list-item>
            </text:list>
            <text:list text:style-name="L2">
              <text:list-item>
                <text:list>
                  <text:list-item>
                    <text:p text:style-name="P4">cmd line client takes 5ms to 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0 startup time for a query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articipate in local sear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arter access to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Applic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Cell Phones</text:p>
              </text:list-item>
            </text:list>
            <text:list text:style-name="L2">
              <text:list-item>
                <text:p text:style-name="P5">Handhelds</text:p>
              </text:list-item>
            </text:list>
            <text:list text:style-name="L2">
              <text:list-item>
                <text:p text:style-name="P5">OLPC</text:p>
              </text:list-item>
            </text:list>
            <text:list text:style-name="L2">
              <text:list-item>
                <text:p text:style-name="P5">Intelligent Ag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 text:style-name="P1">Limit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5">No personalized search</text:p>
              </text:list-item>
            </text:list>
            <text:list text:style-name="L2">
              <text:list-item>
                <text:list>
                  <text:list-item>
                    <text:p text:style-name="P4">Privacy advocates might like this, actually</text:p>
                  </text:list-item>
                </text:list>
              </text:list-item>
            </text:list>
            <text:list text:style-name="L2">
              <text:list-item>
                <text:p text:style-name="P5">Information leakage to local network(s)</text:p>
              </text:list-item>
            </text:list>
            <text:list text:style-name="L2">
              <text:list-item>
                <text:list>
                  <text:list-item>
                    <text:p text:style-name="P4">if you so ch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David Taht</meta:initial-creator>
    <meta:creation-date>2008-02-28T20:03:01</meta:creation-date>
    <dc:creator>David Taht</dc:creator>
    <dc:date>2008-02-28T21:41:26</dc:date>
    <meta:editing-cycles>19</meta:editing-cycles>
    <meta:editing-duration>PT1H38M31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